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llo</text:p>
      <text:p text:style-name="Standard">Tes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ello Worl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est Pag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<office:font-face-decls><style:font-face style:name="Lucida Sans Unicode" svg:font-family="&apos;Lucida Sans Unicode&apos;" style:font-pitch="variable"/><style:font-face style:name="Tahoma" svg:font-family="Tahoma" style:font-pitch="variable"/><style:font-face style:name="Times New Roman" svg:font-family="&apos;Times New Roman&apos;" style:font-family-generic="roman" style:font-pitch="variable"/></office:font-face-decls><office:styles><style:default-style style:family="graphic">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<style:paragraph-properties style:text-autospace="ideograph-alpha" style:line-break="strict" style:writing-mode="lr-tb" style:font-independent-line-spacing="false"><style:tab-stops/></style:paragraph-properties>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</style:default-style><style:default-style style:family="paragraph"><style:paragraph-properties xmlns:fo="urn:oasis:names:tc:opendocument:xmlns:xsl-fo-compatible:1.0" fo:color="#000000" xmlns:fo="urn:oasis:names:tc:opendocument:xmlns:xsl-fo-compatible:1.0" fo:font-size="12pt" xmlns:fo="urn:oasis:names:tc:opendocument:xmlns:xsl-fo-compatible:1.0" fo:language="none" xmlns:fo="urn:oasis:names:tc:opendocument:xmlns:xsl-fo-compatible:1.0" fo:country="none" style:text-autospace="ideograph-alpha" style:punctuation-wrap="hanging" style:line-break="strict" style:writing-mode="page"/>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</style:default-style><style:default-style style:family="table"><style:table-properties table:border-model="separating"/></style:default-style><style:default-style style:family="table-row"><style:table-row-properties fo:keep-together="always"/></style:default-style><style:style style:name="Standard" style:family="paragraph" style:class="text"/><text:outline-style><text:outline-level-style text:level="1" style:num-format=""/><text:outline-level-style text:level="2" style:num-format=""/><text:outline-level-style text:level="3" style:num-format=""/><text:outline-level-style text:level="4" style:num-format=""/><text:outline-level-style text:level="5" style:num-format=""/><text:outline-level-style text:level="6" style:num-format=""/><text:outline-level-style text:level="7" style:num-format=""/><text:outline-level-style text:level="8" style:num-format=""/><text:outline-level-style text:level="9" style:num-format=""/><text:outline-level-style text:level="10" style:num-format=""/></text:outline-style><text:notes-configuration text:note-class="footnote" style:num-format="1" text:start-value="0" text:footnotes-position="page" text:start-numbering-at="document"/><text:notes-configuration text:note-class="endnote" style:num-format="i" text:start-value="0"/><text:linenumbering-configuration text:number-lines="false" text:offset="0.1965in" style:num-format="1" text:number-position="left" text:increment="5"/></office:styles><office:automatic-styles><style:page-layout style:name="pm1"><style:page-layout-properties fo:page-width="8.2673in" fo:page-height="11.6925in" style:num-format="1" style:print-orientation="portrait" fo:margin-top="0.7874in" fo:margin-bottom="0.7874in" fo:margin-left="0.7874in" fo:margin-right="0in" style:writing-mode="lr-tb" xmlns:fo="urn:oasis:names:tc:opendocument:xmlns:xsl-fo-compatible:1.0" xmlns:fo="urn:oasis:names:tc:opendocument:xmlns:xsl-fo-compatible:1.0" xmlns:fo="urn:oasis:names:tc:opendocument:xmlns:xsl-fo-compatible:1.0" xmlns:fo="urn:oasis:names:tc:opendocument:xmlns:xsl-fo-compatible:1.0" xmlns:fo="urn:oasis:names:tc:opendocument:xmlns:xsl-fo-compatible:1.0" xmlns:fo="urn:oasis:names:tc:opendocument:xmlns:xsl-fo-compatible:1.0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79$Win32 OpenOffice.org_project/680m79$Build-8876$CWS-ooo20beta</meta:generator>
    <dc:title>This is Titel äääää</dc:title>
    <dc:description>Only a test üöä ÖÜÄ</dc:description>
    <dc:subject>This is a subject</dc:subject>
    <meta:creation-date>2005-05-11T16:31:36</meta:creation-date>
    <dc:creator>Reinhard Pagitsch</dc:creator>
    <dc:date>2005-07-28T10:50:41</dc:date>
    <meta:keyword>keyword1 keyword2 keyword3</meta:keyword>
    <meta:editing-cycles>12</meta:editing-cycles>
    <meta:editing-duration>PT4H15M58S</meta:editing-duration>
    <meta:user-defined meta:name="Summary">Hellöo öäü ÜÄÖ daß ist es</meta:user-defined>
    <meta:user-defined meta:name="Info 2"/>
    <meta:user-defined meta:name="Info 3"/>
    <meta:user-defined meta:name="Info 4"/>
    <meta:document-statistic meta:table-count="0" meta:image-count="0" meta:object-count="0" meta:page-count="2" meta:paragraph-count="4" meta:word-count="7" meta:character-count="31"/>
  </office:meta>
</office:document-meta>
</file>